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5">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tegories of design patterns:</text:p>
      <text:list xml:id="list4363001920615747784" text:style-name="L1">
        <text:list-item>
          <text:p text:style-name="P4">Creational Design Pattern</text:p>
        </text:list-item>
        <text:list-item>
          <text:p text:style-name="P4">Behavioral Design Pattern</text:p>
        </text:list-item>
        <text:list-item>
          <text:p text:style-name="P4">Structural Design Pattern</text:p>
        </text:list-item>
        <text:list-item>
          <text:p text:style-name="P4">J2EE Pattern</text:p>
        </text:list-item>
      </text:list>
      <text:p text:style-name="P3"/>
      <text:p text:style-name="P1">Design Patterns:</text:p>
      <text:p text:style-name="P3">These are solutions to general problems that software developers faced.</text:p>
      <text:p text:style-name="P3">They are language neutral.</text:p>
      <text:p text:style-name="P3"/>
      <text:p text:style-name="P1">Creational Design Pattern:</text:p>
      <text:p text:style-name="P3">Deals with how do you create Java Objects.</text:p>
      <text:list xml:id="list5424356379042444948" text:style-name="L2">
        <text:list-item>
          <text:p text:style-name="P5">Factory Method</text:p>
        </text:list-item>
        <text:list-item>
          <text:p text:style-name="P5">Abstract Factory</text:p>
        </text:list-item>
        <text:list-item>
          <text:p text:style-name="P5">Builder</text:p>
        </text:list-item>
        <text:list-item>
          <text:p text:style-name="P5">Prototype</text:p>
        </text:list-item>
        <text:list-item>
          <text:p text:style-name="P5">Singleton</text:p>
        </text:list-item>
      </text:list>
      <text:p text:style-name="P3"/>
      <text:p text:style-name="P1">What is Factory Pattern?</text:p>
      <text:p text:style-name="P3">In Factory Pattern, we do not expose the creational logic to client and refer the created object using a standard interface. We do not want user to know how the object got created, so we create a factory class which has a getInstance(Object param) method that takes one parameter(the kind of object we want to create).</text:p>
      <text:p text:style-name="P3">This is also know as Virtual Constructor pattern.</text:p>
      <text:p text:style-name="P3"/>
      <text:p text:style-name="P1">Steps:</text:p>
      <text:list xml:id="list3855774855129521813" text:style-name="L3">
        <text:list-item>
          <text:p text:style-name="P6">create main class which call factory class</text:p>
        </text:list-item>
        <text:list-item>
          <text:p text:style-name="P6">factory class return required object</text:p>
        </text:list-item>
      </text:list>
      <text:p text:style-name="P3"/>
      <text:p text:style-name="P1">What is Abstract Factory?</text:p>
      <text:p text:style-name="P3">Factory is responsible to return required object. There can be multiple factories that produces different kinds of objects. We can share all the factory classes to user and call it a factory design but there is a better design in this case. Abstract Design Pattern will ask you to create a factory class that returns the required factory and that factory returns the required object. This way you will share only one standard interface to user so they use it to create different kinds of objects. </text:p>
      <text:p text:style-name="P3">This is also called factory of factories. This is also called Kit.</text:p>
      <text:p text:style-name="P3"/>
      <text:p text:style-name="P1">Steps:</text:p>
      <text:list xml:id="list6257010837927373500" text:style-name="L4">
        <text:list-item>
          <text:p text:style-name="P7">create main class and let is call out standard interface class(factory of factory class)</text:p>
        </text:list-item>
        <text:list-item>
          <text:p text:style-name="P7">this factory of factory class calls the relevant factory class and returns the created object.</text:p>
        </text:list-item>
      </text:list>
      <text:p text:style-name="P3"/>
      <text:p text:style-name="P1">What is singleton design pattern?</text:p>
      <text:p text:style-name="P3">This pattern allows to have atmost single object for a class. Two ways : Warly and Lazy</text:p>
      <text:p text:style-name="P1"/>
      <text:p text:style-name="P1">What is Prototype Design Pattern?</text:p>
      <text:p text:style-name="P3">We use this pattern whenever we want a copy of <text:s/>an object instead of new object. This may be required because object creation is costly sometimes when you need data from database. Clone() is the key for this design.</text:p>
      <text:p text:style-name="P1">Steps:</text:p>
      <text:list xml:id="list1629009246523634377" text:style-name="L5">
        <text:list-item>
          <text:p text:style-name="P2"><text:span text:style-name="T1">Let main method call the cache class.</text:span></text:p>
        </text:list-item>
        <text:list-item>
          <text:p text:style-name="P2"><text:span text:style-name="T1">Cache class has two methods, one to load the map with key – value pairs where value is the </text:span><text:soft-page-break/><text:span text:style-name="T1">object that we will create only once. Second method returns the required cloned object.</text:span></text:p>
        </text:list-item>
        <text:list-item>
          <text:p text:style-name="P2"><text:span text:style-name="T1">The second method get the required object from the map using the key and calls the cloningMethod() that is created in its class.</text:span></text:p>
        </text:list-item>
        <text:list-item>
          <text:p text:style-name="P2"><text:span text:style-name="T1">This cloning method calls super.clone() method because this class implements Cloneable interface. Clone() creates the new instance and copy the content of the source object to target object.</text:span></text:p>
        </text:list-item>
      </text:list>
      <text:p text:style-name="P1"><text:span text:style-name="T1"/></text:p>
      <text:p text:style-name="P1">What is Builder pattern?</text:p>
      <text:p text:style-name="P1"><text:span text:style-name="T1">Focuses on creating complex object using simple objects using step-by-step approach.</text:span></text:p>
      <text:p text:style-name="P1"><text:span text:style-name="T1"/></text:p>
      <text:p text:style-name="P1"><text:span text:style-name="T1"><text:s/></text:span></text:p>
      <text:p text:style-name="P8"/>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it Sehgal</meta:initial-creator>
    <meta:creation-date>2022-11-04T23:19:02.10</meta:creation-date>
    <dc:date>2022-11-05T00:45:32.46</dc:date>
    <dc:creator>Mohit Sehgal</dc:creator>
    <meta:editing-duration>PT1H26M10S</meta:editing-duration>
    <meta:editing-cycles>43</meta:editing-cycles>
    <meta:generator>OpenOffice/4.1.12$Win32 OpenOffice.org_project/4112m1$Build-9809</meta:generator>
    <meta:document-statistic meta:table-count="0" meta:image-count="0" meta:object-count="0" meta:page-count="3" meta:paragraph-count="39" meta:word-count="452" meta:character-count="2637"/>
  </office:meta>
</office:document-meta>
</file>